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Mov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Year(4)</text:p>
          </table:table-cell>
          <table:table-cell/>
        </table:table-row>
        <table:table-row table:style-name="ro1">
          <table:table-cell/>
          <table:table-cell office:value-type="string">
            <text:p>length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/>
          <table:table-cell office:value-type="string">
            <text:p>genr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studioNam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producerCertificateNumber</text:p>
          </table:table-cell>
          <table:table-cell office:value-type="string">
            <text:p>Char(10)</text:p>
          </table:table-cell>
          <table:table-cell office:value-type="string">
            <text:p>foreign 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Stars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ieTitl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movieYear</text:p>
          </table:table-cell>
          <table:table-cell office:value-type="string">
            <text:p>Year(4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starNam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MovieSt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Char(1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MovieEx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certificateNumber</text:p>
          </table:table-cell>
          <table:table-cell office:value-type="string">
            <text:p>Char(10)</text:p>
          </table:table-cell>
          <table:table-cell/>
        </table:table-row>
        <table:table-row table:style-name="ro1">
          <table:table-cell/>
          <table:table-cell office:value-type="string">
            <text:p>netWorth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Stud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presidentName</text:p>
          </table:table-cell>
          <table:table-cell office:value-type="string">
            <text:p>Varchar(255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2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0515 emman</meta:initial-creator>
    <meta:creation-date>2017-06-21T08:49:06.98</meta:creation-date>
    <dc:date>2017-06-21T12:44:29.03</dc:date>
    <dc:creator>day0515 emman</dc:creator>
    <meta:editing-duration>PT13M33S</meta:editing-duration>
    <meta:editing-cycles>3</meta:editing-cycles>
    <meta:generator>OpenOffice/4.1.2$Win32 OpenOffice.org_project/412m3$Build-9782</meta:generator>
    <meta:document-statistic meta:table-count="3" meta:cell-count="48" meta:object-count="0"/>
  </office:meta>
</office:document-meta>
</file>